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Helvetica, sans-serif"/>
    <style:font-face style:name="Mangal1" svg:font-family="Mangal"/>
    <style:font-face style:name="OpenSymbol" svg:font-family="OpenSymbo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2cm" fo:margin-top="0cm" fo:margin-bottom="0cm" fo:text-indent="0cm" style:auto-text-indent="false" fo:padding="0cm" fo:border="none"/>
      <style:text-properties fo:font-variant="normal" fo:text-transform="none" fo:color="#333333" style:font-name="Arial" fo:font-size="16pt" fo:letter-spacing="normal" fo:font-style="normal" fo:font-weight="normal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7" style:family="text">
      <style:text-properties fo:color="#333333"/>
    </style:style>
    <style:style style:name="T8" style:family="text">
      <style:text-properties fo:color="#333333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lidação Seda – 07/07/2014</text:p>
      <text:p text:style-name="P5">Data de <text:span text:style-name="T1">entrega</text:span> – <text:span text:style-name="T3">10/07/2014</text:span></text:p>
      <text:p text:style-name="P4"><text:span text:style-name="T3"/></text:p>
      <text:p text:style-name="P4"/>
      <text:p text:style-name="P4"><text:span text:style-name="T1">A –</text:span> Ao Add Carinho (juntar produtos) , o sistema ainda não calcula o valor quando mudamos a quantidade</text:p>
      <text:p text:style-name="P4"/>
      <text:p text:style-name="P4"><text:span text:style-name="T1">B –</text:span> Não esta gerando finalização de compra via <text:span text:style-name="T3">(Boleto)</text:span>, continua a mensagem de erro</text:p>
      <text:p text:style-name="P4"/>
      <text:p text:style-name="P4"><text:span text:style-name="T1">C –</text:span> Ao entrar no site e em vez de add produtos ao carrinho, clicar direto em “comprar”, o sistema após inserirmos a quantidade de produtos não muda o valor, mesmo problema do item “A”.</text:p>
      <text:p text:style-name="P4"/>
      <text:p text:style-name="P4"><text:span text:style-name="T5">D –</text:span> Linkar a página <text:span text:style-name="T1">minha-conta.php </text:span><text:span text:style-name="T4">baseado nas infos enviadas previamente:</text:span></text:p>
      <text:p text:style-name="P4"/>
      <text:p text:style-name="P4"/>
      <text:p text:style-name="P4">1 - cadastro = link para a página de cadastro do cliente, onde ele pode editar os dados <text:span text:style-name="T2">(urgente, pois sem este link não tem como testar o cadastro e nem acessá-lo)</text:span></text:p>
      <text:p text:style-name="P4"/>
      <text:p text:style-name="P2">2 - últimos pedidos = (retirar isso)</text:p>
      <text:p text:style-name="P2"/>
      <text:p text:style-name="P2">3 - alterar senha = (pode tirar este também, mas ai tem que dar pro cara trocar a senha dele no "cadastro")</text:p>
      <text:p text:style-name="P2"/>
      <text:p text:style-name="P2">4 - rastreamento = (página do correio?) , ou na verdade o pessoal do seda que fala pro usuário onde esta o pedido via email? . Pode ser um campo onde ela preencha falando onde esta o pedido manualmente e aparece em uma tela simples quando o cara clicar ai (aceito sugestão Jonas)</text:p>
      <text:p text:style-name="P2"/>
      <text:p text:style-name="P2">5 - Todos os pedidos = direcionar para pedidos executados</text:p>
      <text:p text:style-name="P2"/>
      <text:p text:style-name="P2">6 - Imprimir boleto = direcionar para a tela de boleto se possível, onde o cara possa imprimir a segunda via, não sei qual padrão se usa aqui</text:p>
      <text:p text:style-name="P2"/>
      <text:p text:style-name="P2">7 - Linha direta = direcionar para contato.php</text:p>
      <text:p text:style-name="P2"/>
      <text:p text:style-name="P2">8 - Vale presente = retirar isso</text:p>
      <text:p text:style-name="P2"/>
      <text:p text:style-name="P2">9 - Sair = deslogar e cair na index.php</text:p>
      <text:p text:style-name="P3"/>
      <text:p text:style-name="P3"><text:span text:style-name="T1">E –</text:span> No cadastro de cliente, inserir o campo pro usuário falar onde conheceu a Seda Erótica,</text:p>
      <text:p text:style-name="P3">e esta resposta aparecer na emissão de pedido</text:p>
      <text:p text:style-name="P3"/>
      <text:p text:style-name="P3"><text:span text:style-name="T1">F –</text:span> <text:span text:style-name="T7">Não esta gerando finalização de compra via </text:span><text:span text:style-name="T3">(Pag Seguro)</text:span><text:span text:style-name="T7">, continua a mensagem de erro</text:span></text:p>
      <text:p text:style-name="P3"/>
      <text:p text:style-name="P3"><text:span text:style-name="T1">G –</text:span> No topo do site (lado superior direito), precisamos trocar a palavra "Bem Vindo" por "<text:span text:style-name="T1">Home</text:span>", pois esse link já ta indo pra index. (função do web, caso queira mexer por segurança melhor)</text:p>
      <text:p text:style-name="P3"/>
      <text:p text:style-name="P3"><text:span text:style-name="T1">H -</text:span> <text:s/>Dúvida: no template comemos uma bola por aqui, em seguir a base e não colocarmos um botão "sair", deslogar do site reparou?</text:p>
      <text:p text:style-name="P3">Onde sugere pro web inserir isso?</text:p>
      <text:p text:style-name="P1"><text:span text:style-name="T6">Não sei se consegue fazer facilmente ou o web terá que mexe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Arial, Helvetica, sans-serif"/>
    <style:font-face style:name="Mangal1" svg:font-family="Mangal"/>
    <style:font-face style:name="OpenSymbol" svg:font-family="OpenSymbol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5:53:31.58</meta:creation-date>
    <dc:date>2014-07-07T21:46:10.65</dc:date>
    <meta:editing-duration>PT57M51S</meta:editing-duration>
    <meta:editing-cycles>8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22" meta:word-count="382" meta:character-count="2036" meta:non-whitespace-character-count="1675"/>
  </office:meta>
</office:document-meta>
</file>